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2f1b"/>
    </style:style>
    <style:style style:name="P2" style:family="paragraph" style:parent-style-name="Standard">
      <style:paragraph-properties fo:margin-left="1.249cm"/>
      <style:text-properties officeooo:paragraph-rsid="00122f1b"/>
    </style:style>
    <style:style style:name="P3" style:family="paragraph" style:parent-style-name="Standard">
      <style:text-properties fo:font-weight="normal" officeooo:paragraph-rsid="00122f1b" style:font-weight-asian="normal" style:font-weight-complex="normal"/>
    </style:style>
    <style:style style:name="P4" style:family="paragraph" style:parent-style-name="Standard">
      <style:text-properties style:font-name="Calibri" fo:font-size="11pt" officeooo:paragraph-rsid="00122f1b" style:font-size-asian="11pt" style:font-size-complex="11pt"/>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text-properties officeooo:paragraph-rsid="00122f1b"/>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text-properties style:font-name="Calibri" fo:font-size="11pt" officeooo:paragraph-rsid="00122f1b" style:font-size-asian="11pt" style:font-size-complex="11pt"/>
    </style:style>
    <style:style style:name="P13" style:family="paragraph" style:parent-style-name="Text_20_body" style:list-style-name="L3">
      <style:paragraph-properties fo:margin-top="0cm" fo:margin-bottom="0cm" style:contextual-spacing="false"/>
      <style:text-properties style:font-name="Calibri" fo:font-size="11pt" officeooo:paragraph-rsid="00122f1b" style:font-size-asian="11pt" style:font-size-complex="11pt"/>
    </style:style>
    <style:style style:name="P14" style:family="paragraph" style:parent-style-name="Text_20_body" style:list-style-name="L3">
      <style:text-properties style:font-name="Calibri" fo:font-size="11pt" officeooo:paragraph-rsid="00122f1b" style:font-size-asian="11pt" style:font-size-complex="11pt"/>
    </style:style>
    <style:style style:name="P15" style:family="paragraph" style:parent-style-name="Text_20_body" style:list-style-name="L4">
      <style:paragraph-properties fo:margin-top="0cm" fo:margin-bottom="0cm" style:contextual-spacing="false"/>
      <style:text-properties style:font-name="Calibri" fo:font-size="11pt" officeooo:paragraph-rsid="00122f1b" style:font-size-asian="11pt" style:font-size-complex="11pt"/>
    </style:style>
    <style:style style:name="P16" style:family="paragraph" style:parent-style-name="Text_20_body" style:list-style-name="L4">
      <style:text-properties style:font-name="Calibri" fo:font-size="11pt" officeooo:paragraph-rsid="00122f1b" style:font-size-asian="11pt" style:font-size-complex="11pt"/>
    </style:style>
    <style:style style:name="P17" style:family="paragraph" style:parent-style-name="Text_20_body">
      <style:text-properties style:font-name="Calibri" fo:font-size="11pt" fo:font-weight="bold" officeooo:paragraph-rsid="00122f1b" style:font-size-asian="11pt" style:font-weight-asian="bold" style:font-size-complex="11pt" style:font-weight-complex="bold"/>
    </style:style>
    <style:style style:name="P18" style:family="paragraph" style:parent-style-name="Text_20_body">
      <style:text-properties style:font-name="Calibri" fo:font-size="11pt" fo:font-weight="normal" officeooo:paragraph-rsid="00122f1b"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officeooo:rsid="00122f1b"/>
    </style:style>
    <style:style style:name="T3" style:family="text">
      <style:text-properties officeooo:rsid="0014c7e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text:span text:style-name="T1">Central Server</text:span></text:p>
      <text:p text:style-name="P12">The central server has the following responsibilities:</text:p>
      <text:list text:style-name="L3">
        <text:list-item>
          <text:p text:style-name="P13">Registering nodes.</text:p>
        </text:list-item>
        <text:list-item>
          <text:p text:style-name="P13">Receiving and persisting measurements.</text:p>
        </text:list-item>
        <text:list-item>
          <text:p text:style-name="P13">Detecting losses.</text:p>
        </text:list-item>
        <text:list-item>
          <text:p text:style-name="P14">Notifying.</text:p>
        </text:list-item>
      </text:list>
      <text:p text:style-name="P12">Using environment variables, a server can be configured to detect losses and/or register nodes and measurements. In the future, its load/responsibilities could be distributed differently, such as limiting each node to detecting losses in a specific area of the pipeline network.</text:p>
      <text:p text:style-name="P17"/>
      <text:p text:style-name="P17">Client Node</text:p>
      <text:p text:style-name="P12">The client node has the following responsibilities:</text:p>
      <text:list text:style-name="L4">
        <text:list-item>
          <text:p text:style-name="P15">Sending its data for registration by the server.</text:p>
        </text:list-item>
        <text:list-item>
          <text:p text:style-name="P16">Sending its measurements for the server to persist and search for losses.</text:p>
        </text:list-item>
      </text:list>
      <text:p text:style-name="P4"/>
      <text:p text:style-name="P17">About Expected Flow</text:p>
      <text:p text:style-name="P18">We assume the existence of a physical water pumping infrastructure and pipelines. Therefore, the expected flow values at each node are arbitrary in our system. In other words, the installing technician will define in our system the expected flow value at each client node. Furthermore, lacking a real meter, we will take the liberty of simulating them to visualize the system's operation.</text:p>
      <text:p text:style-name="P4"/>
      <text:p text:style-name="P17">About the Parent Node</text:p>
      <text:p text:style-name="P12">The central server, when registering a node, could assign it an ID (auto-generated by the database) but cannot determine its parent. This information, along with other basic node data (name and expected flow), must be provided somehow when registering the node. Therefore, it was decided to define the initial data for each node in the Docker compose.</text:p>
      <text:p text:style-name="P18">If you want to have multiple <text:span text:style-name="T3">measurer</text:span> per client node (in case one fails), you can run a client node with the same data n ti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13:16:01.718000000</meta:creation-date>
    <dc:date>2024-01-26T19:54:58.498000000</dc:date>
    <meta:editing-duration>PT6H38M56S</meta:editing-duration>
    <meta:editing-cycles>3</meta:editing-cycles>
    <meta:generator>LibreOffice/7.6.2.1$Windows_X86_64 LibreOffice_project/56f7684011345957bbf33a7ee678afaf4d2ba333</meta:generator>
    <meta:document-statistic meta:table-count="0" meta:image-count="0" meta:object-count="0" meta:page-count="1" meta:paragraph-count="16" meta:word-count="246" meta:character-count="1531" meta:non-whitespace-character-count="1307"/>
  </office:meta>
</office:document-meta>
</file>